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D000000B0E73F80571F7ACE5E7.png" manifest:media-type="image/png"/>
  <manifest:file-entry manifest:full-path="Pictures/10000201000003200000016C64BFF48B1F9559A7.png" manifest:media-type="image/png"/>
  <manifest:file-entry manifest:full-path="Pictures/1000020100000100000001002857F18528AD292A.png" manifest:media-type="image/png"/>
  <manifest:file-entry manifest:full-path="Pictures/1000020100000200000002009D070B31B53F9BAE.png" manifest:media-type="image/png"/>
  <manifest:file-entry manifest:full-path="Pictures/100002010000017600000176FC014E26DE0CB32B.png" manifest:media-type="image/png"/>
  <manifest:file-entry manifest:full-path="Pictures/1000020100000168000001686A2EC3CE9584F1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4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59cm, 0.931cm, 0.931cm, 0.85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0.8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13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9.339cm, 6.731cm, 16.279cm, 7.216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5cm" svg:height="0.5cm" svg:x="4.1cm" svg:y="3.71cm">
          <draw:image xlink:href="Pictures/100002010000017600000176FC014E26DE0CB32B.png" xlink:type="simple" xlink:show="embed" xlink:actuate="onLoad">
            <text:p/>
          </draw:image>
        </draw:frame>
        <draw:frame draw:style-name="gr2" draw:text-style-name="P1" draw:layer="layout" svg:width="0.5cm" svg:height="0.5cm" svg:x="3.5cm" svg:y="3.71cm">
          <draw:image xlink:href="Pictures/1000020100000168000001686A2EC3CE9584F1E6.png" xlink:type="simple" xlink:show="embed" xlink:actuate="onLoad">
            <text:p/>
          </draw:image>
        </draw:frame>
        <draw:frame draw:style-name="gr3" draw:text-style-name="P1" draw:layer="layout" svg:width="0.5cm" svg:height="0.5cm" svg:x="4.7cm" svg:y="3.7cm">
          <draw:image xlink:href="Pictures/1000020100000200000002009D070B31B53F9BAE.png" xlink:type="simple" xlink:show="embed" xlink:actuate="onLoad">
            <text:p/>
          </draw:image>
        </draw:frame>
        <draw:frame draw:style-name="gr4" draw:text-style-name="P1" draw:layer="layout" svg:width="0.5cm" svg:height="0.5cm" svg:x="5.9cm" svg:y="3.7cm">
          <draw:image xlink:href="Pictures/10000201000003200000016C64BFF48B1F9559A7.png" xlink:type="simple" xlink:show="embed" xlink:actuate="onLoad">
            <text:p/>
          </draw:image>
        </draw:frame>
        <draw:frame draw:style-name="gr5" draw:text-style-name="P1" draw:layer="layout" svg:width="0.5cm" svg:height="0.5cm" svg:x="5.3cm" svg:y="3.7cm">
          <draw:image xlink:href="Pictures/10000201000003200000016C64BFF48B1F9559A7.png" xlink:type="simple" xlink:show="embed" xlink:actuate="onLoad">
            <text:p/>
          </draw:image>
        </draw:frame>
        <draw:frame draw:style-name="gr6" draw:text-style-name="P1" draw:layer="controls" svg:width="0.5cm" svg:height="0.5cm" svg:x="6.5cm" svg:y="3.7cm">
          <draw:image xlink:href="Pictures/10000201000007D000000B0E73F80571F7ACE5E7.png" xlink:type="simple" xlink:show="embed" xlink:actuate="onLoad">
            <text:p/>
          </draw:image>
        </draw:frame>
        <draw:frame draw:style-name="gr7" draw:text-style-name="P2" draw:layer="layout" svg:width="0.51cm" svg:height="0.51cm" svg:x="3.5cm" svg:y="4.29cm">
          <draw:image xlink:href="Pictures/1000020100000100000001002857F18528AD292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7:17:13.446491782</meta:creation-date>
    <dc:date>2019-03-27T12:50:38.013958273</dc:date>
    <meta:editing-duration>PT2H51M24S</meta:editing-duration>
    <meta:editing-cycles>4</meta:editing-cycles>
    <meta:generator>LibreOffice/6.0.7.3$Linux_X86_64 LibreOffice_project/00m0$Build-3</meta:generator>
    <meta:document-statistic meta:object-count="7"/>
  </office:meta>
</office:document-meta>
</file>